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61D4DCF858A2ED52A1.png" manifest:media-type="image/png"/>
  <manifest:file-entry manifest:full-path="Pictures/100002010000029F0000020A2064EA6CFB49BE2F.png" manifest:media-type="image/png"/>
  <manifest:file-entry manifest:full-path="Pictures/1000020100000292000002828B882B868DACE198.png" manifest:media-type="image/png"/>
  <manifest:file-entry manifest:full-path="Pictures/10000201000002A1000002786C293619DA6A3E55.png" manifest:media-type="image/png"/>
  <manifest:file-entry manifest:full-path="Pictures/10000201000002AB0000008DCFFA6FB6F4A8EC27.png" manifest:media-type="image/png"/>
  <manifest:file-entry manifest:full-path="Pictures/100002010000027B0000013F74C83E37F26F3CBB.png" manifest:media-type="image/png"/>
  <manifest:file-entry manifest:full-path="Pictures/1000020100000279000001D9AB499C068EAB839B.png" manifest:media-type="image/png"/>
  <manifest:file-entry manifest:full-path="Pictures/100002010000029E0000005A829704D30134B034.png" manifest:media-type="image/png"/>
  <manifest:file-entry manifest:full-path="Pictures/10000201000002BF000000B3F5AF062541711933.png" manifest:media-type="image/png"/>
  <manifest:file-entry manifest:full-path="Pictures/10000201000002990000013BBA0656A13C5957DA.png" manifest:media-type="image/png"/>
  <manifest:file-entry manifest:full-path="Pictures/1000020100000275000000549318DB039158D346.png" manifest:media-type="image/png"/>
  <manifest:file-entry manifest:full-path="Pictures/10000201000002A7000000A4B2C69EEF09D8B7A8.png" manifest:media-type="image/png"/>
  <manifest:file-entry manifest:full-path="Pictures/100002010000025600000179663D8077554AEFED.png" manifest:media-type="image/png"/>
  <manifest:file-entry manifest:full-path="Pictures/10000201000002A400000145EC179CF514743BA7.png" manifest:media-type="image/png"/>
  <manifest:file-entry manifest:full-path="Pictures/10000201000002E3000000D57B957B73149B4507.png" manifest:media-type="image/png"/>
  <manifest:file-entry manifest:full-path="Pictures/100002010000029B000001985287230CF4D36195.png" manifest:media-type="image/png"/>
  <manifest:file-entry manifest:full-path="Pictures/10000201000002980000023EFC03CB82300FAB7E.png" manifest:media-type="image/png"/>
  <manifest:file-entry manifest:full-path="Pictures/1000020100000296000000780487E67E16355F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2pt" officeooo:rsid="0014750c" officeooo:paragraph-rsid="0014750c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2pt" officeooo:rsid="001537bd" officeooo:paragraph-rsid="001537bd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Droid Serif" fo:font-size="22pt" officeooo:rsid="00171f90" officeooo:paragraph-rsid="00171f90" style:font-size-asian="19.25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</text:p>
      <text:p text:style-name="P2">Tipos de Datos</text:p>
      <text:p text:style-name="P1"><draw:frame draw:style-name="fr1" draw:name="Imagen1" text:anchor-type="paragraph" svg:width="8.359cm" svg:height="5.271cm" draw:z-index="0"><draw:image xlink:href="Pictures/100002010000025600000179663D8077554AEFED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Imagen2" text:anchor-type="paragraph" svg:x="4.325cm" svg:y="0.415cm" svg:width="8.352cm" svg:height="6.242cm" draw:z-index="1"><draw:image xlink:href="Pictures/1000020100000279000001D9AB499C068EAB83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paragraph" svg:x="4.385cm" svg:y="0.736cm" svg:width="8.117cm" svg:height="1.085cm" draw:z-index="2"><draw:image xlink:href="Pictures/1000020100000275000000549318DB039158D346.png" xlink:type="simple" xlink:show="embed" xlink:actuate="onLoad"/></draw:frame></text:p>
      <text:p text:style-name="P1"/>
      <text:p text:style-name="P1"><draw:frame draw:style-name="fr2" draw:name="Imagen4" text:anchor-type="paragraph" svg:x="4.292cm" svg:y="0.171cm" svg:width="8.423cm" svg:height="4.232cm" draw:z-index="3"><draw:image xlink:href="Pictures/100002010000027B0000013F74C83E37F26F3CB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n5" text:anchor-type="paragraph" svg:width="8.34cm" svg:height="2.402cm" draw:z-index="4"><draw:image xlink:href="Pictures/10000201000002E3000000D57B957B73149B4507.png" xlink:type="simple" xlink:show="embed" xlink:actuate="onLoad"/></draw:frame></text:p>
      <text:p text:style-name="P1"/>
      <text:p text:style-name="P1"/>
      <text:p text:style-name="P1"/>
      <text:p text:style-name="P2"><text:soft-page-break/>Funciones</text:p>
      <text:p text:style-name="P2"><draw:frame draw:style-name="fr1" draw:name="Imagen6" text:anchor-type="paragraph" svg:width="8.149cm" svg:height="2.076cm" draw:z-index="5"><draw:image xlink:href="Pictures/10000201000002BF000000B3F5AF062541711933.png" xlink:type="simple" xlink:show="embed" xlink:actuate="onLoad"/></draw:frame></text:p>
      <text:p text:style-name="P2"><draw:frame draw:style-name="fr2" draw:name="Imagen7" text:anchor-type="paragraph" svg:x="4.392cm" svg:y="1.177cm" svg:width="8.107cm" svg:height="7.006cm" draw:z-index="6"><draw:image xlink:href="Pictures/10000201000002980000023EFC03CB82300FAB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8" text:anchor-type="paragraph" svg:x="4.482cm" svg:y="1.016cm" svg:width="7.932cm" svg:height="1.438cm" draw:z-index="7"><draw:image xlink:href="Pictures/1000020100000296000000780487E67E16355F6F.png" xlink:type="simple" xlink:show="embed" xlink:actuate="onLoad"/></draw:frame></text:p>
      <text:p text:style-name="P2"/>
      <text:p text:style-name="P2"><draw:frame draw:style-name="fr2" draw:name="Imagen9" text:anchor-type="paragraph" svg:x="4.546cm" svg:y="0.339cm" svg:width="7.869cm" svg:height="4.814cm" draw:z-index="8"><draw:image xlink:href="Pictures/100002010000029B000001985287230CF4D36195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Imagen10" text:anchor-type="paragraph" svg:width="7.706cm" svg:height="3.649cm" draw:z-index="9"><draw:image xlink:href="Pictures/10000201000002990000013BBA0656A13C5957DA.png" xlink:type="simple" xlink:show="embed" xlink:actuate="onLoad"/></draw:frame></text:p>
      <text:p text:style-name="P2"/>
      <text:p text:style-name="P2"/>
      <text:p text:style-name="P2"><draw:frame draw:style-name="fr2" draw:name="Imagen11" text:anchor-type="paragraph" svg:x="4.237cm" svg:y="0.81cm" svg:width="8.527cm" svg:height="4.099cm" draw:z-index="10"><draw:image xlink:href="Pictures/10000201000002A400000145EC179CF514743BA7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n12" text:anchor-type="paragraph" svg:x="4.367cm" svg:y="-0.776cm" svg:width="8.553cm" svg:height="2.066cm" draw:z-index="11"><draw:image xlink:href="Pictures/10000201000002A7000000A4B2C69EEF09D8B7A8.png" xlink:type="simple" xlink:show="embed" xlink:actuate="onLoad"/></draw:frame><text:soft-page-break/></text:p>
      <text:p text:style-name="P2"><draw:frame draw:style-name="fr2" draw:name="Imagen13" text:anchor-type="paragraph" svg:x="4.367cm" svg:y="0.231cm" svg:width="8.528cm" svg:height="8.008cm" draw:z-index="12"><draw:image xlink:href="Pictures/10000201000002A1000002786C293619DA6A3E5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4" text:anchor-type="paragraph" svg:x="4.302cm" svg:y="0.702cm" svg:width="8.505cm" svg:height="1.755cm" draw:z-index="13"><draw:image xlink:href="Pictures/10000201000002AB0000008DCFFA6FB6F4A8EC27.png" xlink:type="simple" xlink:show="embed" xlink:actuate="onLoad"/></draw:frame></text:p>
      <text:p text:style-name="P2"/>
      <text:p text:style-name="P2"><draw:frame draw:style-name="fr2" draw:name="Imagen15" text:anchor-type="paragraph" svg:x="4.568cm" svg:y="0.153cm" svg:width="7.521cm" svg:height="7.338cm" draw:z-index="14"><draw:image xlink:href="Pictures/1000020100000292000002828B882B868DACE19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6" text:anchor-type="paragraph" svg:x="4.441cm" svg:y="1.111cm" svg:width="7.715cm" svg:height="6.003cm" draw:z-index="15"><draw:image xlink:href="Pictures/100002010000029F0000020A2064EA6CFB49BE2F.png" xlink:type="simple" xlink:show="embed" xlink:actuate="onLoad"/></draw:frame><draw:frame draw:style-name="fr2" draw:name="Imagen17" text:anchor-type="paragraph" svg:x="4.486cm" svg:y="0.023cm" svg:width="7.779cm" svg:height="1.046cm" draw:z-index="16"><draw:image xlink:href="Pictures/100002010000029E0000005A829704D30134B03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GROUP BY y HAVING</text:p>
      <text:p text:style-name="P3"><draw:frame draw:style-name="fr1" draw:name="Imagen18" text:anchor-type="paragraph" svg:width="9.511cm" svg:height="4.643cm" draw:z-index="17"><draw:image xlink:href="Pictures/10000201000002D300000161D4DCF858A2ED52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01:26.538686832</meta:creation-date>
    <dc:date>2016-04-03T12:37:09.332617153</dc:date>
    <meta:editing-duration>PT20M21S</meta:editing-duration>
    <meta:editing-cycles>2</meta:editing-cycles>
    <meta:generator>LibreOffice/5.0.5.2$Linux_X86_64 LibreOffice_project/00m0$Build-2</meta:generator>
    <meta:document-statistic meta:table-count="0" meta:image-count="18" meta:object-count="0" meta:page-count="4" meta:paragraph-count="4" meta:word-count="9" meta:character-count="43" meta:non-whitespace-character-count="38"/>
  </office:meta>
</office:document-meta>
</file>